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292cm" style:rel-column-width="26593*"/>
    </style:style>
    <style:style style:name="Таблица1.B" style:family="table-column">
      <style:table-column-properties style:column-width="10.679cm"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05.png" xlink:type="simple" xlink:show="embed" xlink:actuate="onLoad"/></draw:frame></text:p>
          </table:table-cell>
          <table:table-cell table:style-name="Table1.B1" office:value-type="string">
            <text:h text:style-name="P7" text:outline-level="1">Полином <text:span text:style-name="T9">n-</text:span><text:span text:style-name="T1">ой степени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1">Си </text:span>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1"><draw:image xlink:href="../images/00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6">векторизован</text:span>, формирует значение выходного сигнала, вычисленное по формуле:</text:p>
            <text:p text:style-name="P4"><draw:frame draw:style-name="fr3" draw:name="Object9" text:anchor-type="as-char" svg:width="6.572cm" svg:height="0.6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      <text:p text:style-name="P3">где<draw:frame draw:style-name="fr3" draw:name="Object6" text:anchor-type="as-char" svg:width="3.895cm" svg:height="0.62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полинома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<text:span text:style-name="T1">й</text:span><text:span text:style-name="T16"> сигнал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3"><text:span text:style-name="T6">Свойства</text:span>:</text:p>
            <text:list xml:id="list5964301385730388360" text:style-name="L1">
              <text:list-item>
                <text:p text:style-name="P8">Коэффициенты полинома – вектор коэффициентов<draw:frame draw:style-name="fr3" draw:name="Object13" text:anchor-type="as-char" svg:width="3.895cm" svg:height="0.621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, или несколько векторов (<text:span text:style-name="T1">строк </text:span>матрицы) коэффициентов, где в каждой строке заданы значения коэффициентов полинома для соответствующего элемента выходного вектора.</text:p>
              </text:list-item>
            </text:list>
            <text:p text:style-name="P3"><text:span text:style-name="T1">Если свойство</text:span> задано <text:span text:style-name="T1">несколькими векторами (строками </text:span>матрицы), то коэффициенты полинома равны<text:span text:style-name="T9">:</text:span></text:p>
            <text:p text:style-name="P4"><draw:frame draw:style-name="fr3" draw:name="Объект2" text:anchor-type="as-char" svg:width="16.552cm" svg:height="0.755cm" draw:z-index="7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P3">В этом случае на выходе будет <text:span text:style-name="T7">векторный</text:span> сигнал<text:span text:style-name="T9">:</text:span></text:p>
            <text:p text:style-name="P4"><draw:frame draw:style-name="fr3" draw:name="Object1" text:anchor-type="as-char" svg:width="9.837cm" svg:height="0.691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<text:span text:style-name="T1">где</text:span><draw:frame draw:style-name="fr3" draw:name="Object10" text:anchor-type="as-char" svg:width="0.36cm" svg:height="0.549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– номер строки матрицы коэффициентов и номер элемента выходного вектора, <draw:frame draw:style-name="fr3" draw:name="Object2" text:anchor-type="as-char" svg:width="0.677cm" svg:height="0.549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">– </text:span><text:span text:style-name="T1">размерность </text:span><text:span text:style-name="T9">i-</text:span><text:span text:style-name="T1">го вектора коэффициентов (</text:span><text:span text:style-name="T9">i-</text:span><text:span text:style-name="T1">ой строки матрицы)</text:span>. Размерности <text:span text:style-name="T1">векторов могут быть как </text:span><text:span text:style-name="T2">одинаковыми</text:span>, так и <text:span text:style-name="T7">различными</text:span><text:span text:style-name="T16">.</text:span></text:p>
            <text:p text:style-name="P3"><text:span text:style-name="T17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3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[2,1,1,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oft-page-break/><text:span text:style-name="T6">Именованное</text:span><text:span text:style-name="T17"> задание </text:span><text:span text:style-name="T4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[<text:span text:style-name="T9">c1</text:span>,<text:span text:style-name="T9">c2,c3,c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Смешанное</text:span><text:span text:style-name="T17"> задание </text:span><text:span text:style-name="T4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<text:span text:style-name="T9">[k0,k1</text:span>,<text:span text:style-name="T9">0.0</text:span>,<text:span text:style-name="T9">5.7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6">Векторное</text:span><text:span text:style-name="T17"> задание </text:span><text:span text:style-name="T4">свойств </text:span><text:span text:style-name="T15">(</text:span><text:span text:style-name="T4">матрица из двух строк разной размерности)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Коэффициенты полинома</text:p>
                </table:table-cell>
                <table:table-cell table:style-name="Таблица1.B3" office:value-type="string">
                  <text:p text:style-name="P3"><text:span text:style-name="T9">[[k0,k1</text:span>,<text:span text:style-name="T9">0.0</text:span>,<text:span text:style-name="T9">5.7</text:span>],<text:span text:style-name="T9">[k0,k1,0.0,5.8,</text:span><text:span text:style-name="T1">0.01</text:span>]<text:span text:style-name="T9">]</text:span></text:p>
                </table:table-cell>
              </table:table-row>
            </table:table>
            <text:p text:style-name="P3"><text:span text:style-name="T6">Примечани</text:span><text:span text:style-name="T3">я</text:span>:</text:p>
            <text:list xml:id="list1276890766791434997" text:style-name="L2">
              <text:list-item>
                <text:p text:style-name="P9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9"><text:span text:style-name="T10">Именованные свойства </text:span><text:span text:style-name="T5">могут быть заданы </text:span><text:span text:style-name="T10">как </text:span><text:span text:style-name="T13">локальные</text:span><text:span text:style-name="T10"> переменные модели (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2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5">или как </text:span><text:span text:style-name="T2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 n-ой степени</dc:title>
    <dc:date>2014-11-29T00:56:25.41</dc:date>
    <meta:generator>OpenOffice/4.1.1$Win32 OpenOffice.org_project/411m6$Build-9775</meta:generator>
    <meta:editing-duration>PT3H51M9S</meta:editing-duration>
    <meta:editing-cycles>71</meta:editing-cycles>
    <meta:document-statistic meta:table-count="2" meta:image-count="2" meta:object-count="9" meta:page-count="2" meta:paragraph-count="40" meta:word-count="200" meta:character-count="154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13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n</mi>
      <mi>i</mi>
    </mrow>
    <annotation encoding="StarMath 5.0">n i</annotation>
  </semantics>
</math>
</file>

<file path=Object 4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8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